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25cm" fo:min-width="3.94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045cm"/>
      <style:paragraph-properties style:writing-mode="lr-tb"/>
    </style:style>
    <style:style style:name="gr12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3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4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5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7.053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7.687cm" fo:min-width="11.883cm"/>
    </style:style>
    <style:style style:name="gr19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66cm" fo:min-width="1.403cm"/>
      <style:paragraph-properties style:writing-mode="lr-tb"/>
    </style:style>
    <style:style style:name="gr21" style:family="graphic" style:parent-style-name="objectwithoutfill">
      <style:graphic-properties draw:marker-end="Arrowheads_20_31" draw:marker-end-width="0.3cm" draw:fill="none" draw:textarea-vertical-align="middle"/>
    </style:style>
    <style:style style:name="gr22" style:family="graphic" style:parent-style-name="objectwithoutfill">
      <style:graphic-properties draw:marker-end="Arrowheads_20_32" draw:marker-end-width="0.3cm" draw:fill="none" draw:textarea-vertical-align="middle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24" style:family="graphic" style:parent-style-name="objectwithoutfill">
      <style:graphic-properties draw:marker-end="Arrowheads_20_33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6" style:family="graphic" style:parent-style-name="objectwithoutfill">
      <style:graphic-properties draw:marker-end="Arrowheads_20_16" draw:marker-end-width="0.3cm" draw:fill="none" draw:textarea-vertical-align="middle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29" style:family="graphic" style:parent-style-name="objectwithoutfill">
      <style:graphic-properties draw:marker-end="Arrowheads_20_18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2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3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34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35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36" style:family="graphic" style:parent-style-name="objectwithoutfill">
      <style:graphic-properties draw:marker-end="Arrowheads_20_44" draw:marker-end-width="0.3cm" draw:fill="none" draw:textarea-vertical-align="middle"/>
    </style:style>
    <style:style style:name="gr37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38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39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355cm" fo:min-width="3.7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3" style:family="graphic" style:parent-style-name="objectwithoutfill">
      <style:graphic-properties draw:marker-end="Arrowheads_20_30" draw:marker-end-width="0.3cm" draw:fill="none" draw:textarea-vertical-align="middle"/>
    </style:style>
    <style:style style:name="gr44" style:family="graphic" style:parent-style-name="objectwithoutfill">
      <style:graphic-properties draw:marker-end="Arrowheads_20_48" draw:marker-end-width="0.3cm" draw:fill="none" draw:textarea-vertical-align="middle"/>
    </style:style>
    <style:style style:name="gr45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47" style:family="graphic" style:parent-style-name="objectwithoutfill">
      <style:graphic-properties draw:marker-end="Arrowheads_20_34" draw:marker-end-width="0.3cm" draw:fill="none" draw:textarea-vertical-align="middle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9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51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55" style:family="graphic" style:parent-style-name="objectwithoutfill">
      <style:graphic-properties draw:marker-end="Arrowheads_20_50" draw:marker-end-width="0.3cm" draw:fill="none" draw:textarea-vertical-align="middle"/>
    </style:style>
    <style:style style:name="gr56" style:family="graphic" style:parent-style-name="objectwithoutfill">
      <style:graphic-properties draw:marker-end="Arrowheads_20_51" draw:marker-end-width="0.3cm" draw:fill="none" draw:textarea-vertical-align="middle"/>
    </style:style>
    <style:style style:name="gr57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58" style:family="graphic" style:parent-style-name="objectwithoutfill">
      <style:graphic-properties draw:marker-end="Arrowheads_20_52" draw:marker-end-width="0.3cm" draw:fill="none" draw:textarea-vertical-align="middle"/>
    </style:style>
    <style:style style:name="gr59" style:family="graphic" style:parent-style-name="objectwithoutfill">
      <style:graphic-properties draw:marker-end="Arrowheads_20_53" draw:marker-end-width="0.3cm" draw:fill="none" draw:textarea-vertical-align="middle"/>
    </style:style>
    <style:style style:name="gr60" style:family="graphic" style:parent-style-name="objectwithoutfill">
      <style:graphic-properties draw:marker-end="Arrowheads_20_54" draw:marker-end-width="0.3cm" draw:fill="none" draw:textarea-vertical-align="middle"/>
    </style:style>
    <style:style style:name="gr61" style:family="graphic" style:parent-style-name="objectwithoutfill">
      <style:graphic-properties draw:marker-end="Arrowheads_20_55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64" style:family="graphic" style:parent-style-name="objectwithoutfill">
      <style:graphic-properties draw:marker-end="Arrowheads_20_56" draw:marker-end-width="0.3cm" draw:fill="none" draw:textarea-vertical-align="middle"/>
    </style:style>
    <style:style style:name="gr65" style:family="graphic" style:parent-style-name="objectwithoutfill">
      <style:graphic-properties draw:marker-end="Arrowheads_20_57" draw:marker-end-width="0.3cm" draw:fill="none" draw:textarea-vertical-align="middle"/>
    </style:style>
    <style:style style:name="gr66" style:family="graphic" style:parent-style-name="objectwithoutfill">
      <style:graphic-properties draw:marker-end="Arrowheads_20_58" draw:marker-end-width="0.3cm" draw:fill="none" draw:textarea-vertical-align="middle"/>
    </style:style>
    <style:style style:name="gr67" style:family="graphic" style:parent-style-name="objectwithoutfill">
      <style:graphic-properties draw:marker-end="Arrowheads_20_59" draw:marker-end-width="0.3cm" draw:fill="none" draw:textarea-vertical-align="middle"/>
    </style:style>
    <style:style style:name="gr68" style:family="graphic" style:parent-style-name="objectwithoutfill">
      <style:graphic-properties draw:marker-end="Arrowheads_20_60" draw:marker-end-width="0.3cm" draw:fill="none" draw:textarea-vertical-align="middle"/>
    </style:style>
    <style:style style:name="gr69" style:family="graphic" style:parent-style-name="objectwithoutfill">
      <style:graphic-properties draw:marker-end="Arrowheads_20_61" draw:marker-end-width="0.3cm" draw:fill="none" draw:textarea-vertical-align="middle"/>
    </style:style>
    <style:style style:name="gr70" style:family="graphic" style:parent-style-name="objectwithoutfill">
      <style:graphic-properties draw:marker-end="Arrowheads_20_62" draw:marker-end-width="0.3cm" draw:fill="none" draw:textarea-vertical-align="middle"/>
    </style:style>
    <style:style style:name="gr71" style:family="graphic" style:parent-style-name="objectwithoutfill">
      <style:graphic-properties draw:marker-end="Arrowheads_20_63" draw:marker-end-width="0.3cm" draw:fill="none" draw:textarea-vertical-align="middle"/>
    </style:style>
    <style:style style:name="gr72" style:family="graphic" style:parent-style-name="objectwithoutfill">
      <style:graphic-properties draw:marker-end="Arrowheads_20_66" draw:marker-end-width="0.3cm" draw:fill="none" draw:textarea-vertical-align="middle"/>
    </style:style>
    <style:style style:name="gr73" style:family="graphic" style:parent-style-name="objectwithoutfill">
      <style:graphic-properties draw:marker-end="Arrowheads_20_69" draw:marker-end-width="0.3cm" draw:fill="none" draw:textarea-vertical-align="middle"/>
    </style:style>
    <style:style style:name="gr74" style:family="graphic" style:parent-style-name="objectwithoutfill">
      <style:graphic-properties draw:marker-end="Arrowheads_20_70" draw:marker-end-width="0.3cm" draw:fill="none" draw:textarea-vertical-align="middle"/>
    </style:style>
    <style:style style:name="gr75" style:family="graphic" style:parent-style-name="objectwithoutfill">
      <style:graphic-properties draw:marker-end="Arrowheads_20_71" draw:marker-end-width="0.3cm" draw:fill="none" draw:textarea-vertical-align="middle"/>
    </style:style>
    <style:style style:name="gr76" style:family="graphic" style:parent-style-name="objectwithoutfill">
      <style:graphic-properties draw:marker-end="Arrowheads_20_72" draw:marker-end-width="0.3cm" draw:fill="none" draw:textarea-vertical-align="middle"/>
    </style:style>
    <style:style style:name="gr77" style:family="graphic" style:parent-style-name="objectwithoutfill">
      <style:graphic-properties draw:marker-end="Arrowheads_20_73" draw:marker-end-width="0.3cm" draw:fill="none" draw:textarea-vertical-align="middle"/>
    </style:style>
    <style:style style:name="gr78" style:family="graphic" style:parent-style-name="objectwithoutfill">
      <style:graphic-properties draw:marker-end="Arrowheads_20_74" draw:marker-end-width="0.3cm" draw:fill="none" draw:textarea-vertical-align="middle"/>
    </style:style>
    <style:style style:name="gr79" style:family="graphic" style:parent-style-name="objectwithoutfill">
      <style:graphic-properties draw:marker-end="Arrowheads_20_75" draw:marker-end-width="0.3cm" draw:fill="none" draw:textarea-vertical-align="middle"/>
    </style:style>
    <style:style style:name="gr80" style:family="graphic" style:parent-style-name="objectwithoutfill">
      <style:graphic-properties draw:marker-end="Arrowheads_20_76" draw:marker-end-width="0.3cm" draw:fill="none" draw:textarea-vertical-align="middle"/>
    </style:style>
    <style:style style:name="gr81" style:family="graphic" style:parent-style-name="objectwithoutfill">
      <style:graphic-properties draw:marker-end="Arrowheads_20_7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10.5pt" style:font-size-asian="10.5pt" style:font-size-complex="10.5pt"/>
    </style:style>
    <style:style style:name="P13" style:family="paragraph"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tion Information for AnonF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custom-shape draw:style-name="gr9" draw:text-style-name="P2" draw:layer="layout" svg:width="5.08cm" svg:height="1.587cm" svg:x="2.552cm" svg:y="21.943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445cm" svg:height="1.575cm" svg:x="2.852cm" svg:y="20.355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45cm" svg:height="1.27cm" svg:x="3.352cm" svg:y="19.085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445cm" svg:height="1.575cm" svg:x="13.352cm" svg:y="21.855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45cm" svg:height="1.27cm" svg:x="13.852cm" svg:y="20.585cm">
          <text:p text:style-name="P2">Core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347cm" svg:y1="22.577cm" svg:x2="7.632cm" svg:y2="22.577cm">
          <text:p/>
        </draw:line>
        <draw:frame draw:style-name="gr4" draw:text-style-name="P1" draw:layer="layout" svg:width="3.175cm" svg:height="0.962cm" svg:x="9.12cm" svg:y="22.395cm">
          <draw:text-box>
            <text:p>Connect</text:p>
          </draw:text-box>
        </draw:frame>
        <draw:line draw:style-name="gr13" draw:text-style-name="P3" draw:layer="layout" svg:x1="13.347cm" svg:y1="22.26cm" svg:x2="7.315cm" svg:y2="20.99cm">
          <text:p/>
        </draw:line>
        <draw:frame draw:style-name="gr4" draw:text-style-name="P1" draw:layer="layout" svg:width="3.175cm" svg:height="0.962cm" draw:transform="rotate (-0.217817090648893) translate (9.361cm 20.623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7.192cm" svg:y1="14.335cm" svg:x2="17.192cm" svg:y2="15.922cm">
          <text:p/>
        </draw:line>
        <draw:line draw:style-name="gr14" draw:text-style-name="P3" draw:layer="layout" svg:x1="10.892cm" svg:y1="7.536cm" svg:x2="10.842cm" svg:y2="9.355cm">
          <text:p/>
        </draw:line>
        <draw:line draw:style-name="gr15" draw:text-style-name="P3" draw:layer="layout" svg:x1="13.065cm" svg:y1="6.715cm" svg:x2="17.51cm" svg:y2="12.43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dding File Into AnonFS</text:span></text:p>
          </draw:text-box>
        </draw:frame>
      </draw:page>
      <draw:page draw:name="page4" draw:style-name="dp1" draw:master-page-name="Default">
        <draw:custom-shape draw:style-name="gr16" draw:text-style-name="P2" draw:layer="layout" svg:width="5.08cm" svg:height="7.303cm" svg:x="2.27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13.46cm" svg:y="1.952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13.46cm" svg:y="3.452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13.46cm" svg:y="4.952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13.46cm" svg:y="6.452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13.46cm" svg:y="7.952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13.46cm" svg:y="9.452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2.383cm" svg:height="7.937cm" svg:x="5.127cm" svg:y="14.33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985cm" svg:height="1.905cm" svg:x="7.65cm" svg:y="15.052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985cm" svg:height="1.905cm" svg:x="7.65cm" svg:y="17.352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985cm" svg:height="1.905cm" svg:x="7.65cm" svg:y="19.652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73cm" svg:height="0.962cm" svg:x="8.432cm" svg:y="22.59cm">
          <draw:text-box>
            <text:p>Structure of Piece</text:p>
          </draw:text-box>
        </draw:frame>
        <draw:custom-shape draw:style-name="gr20" draw:text-style-name="P2" draw:layer="layout" svg:width="2.109cm" svg:height="2.222cm" svg:x="9.202cm" svg:y="4.851cm">
          <text:p text:style-name="P2">File</text:p>
          <text:p text:style-name="P2">To</text:p>
          <text:p text:style-name="P2">Pie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5" draw:layer="layout" svg:x1="11.477cm" svg:y1="6.08cm" svg:x2="13.382cm" svg:y2="6.08cm">
          <text:p/>
        </draw:line>
        <draw:line draw:style-name="gr22" draw:text-style-name="P5" draw:layer="layout" svg:x1="7.35cm" svg:y1="6.08cm" svg:x2="9.255cm" svg:y2="6.08cm">
          <text:p/>
        </draw:line>
        <draw:custom-shape draw:style-name="gr23" draw:text-style-name="P6" draw:layer="layout" svg:width="3.493cm" svg:height="3.175cm" svg:x="8.402cm" svg:y="8.62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4" draw:text-style-name="P5" draw:layer="layout" svg:x1="10.207cm" svg:y1="7.032cm" svg:x2="10.207cm" svg:y2="8.62cm">
          <text:p/>
        </draw:line>
      </draw:page>
      <draw:page draw:name="page5" draw:style-name="dp1" draw:master-page-name="Default">
        <draw:custom-shape draw:style-name="gr25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82cm" svg:y1="3.222cm" svg:x2="7.915cm" svg:y2="5.127cm">
          <text:p/>
        </draw:line>
        <draw:frame draw:style-name="gr4" draw:text-style-name="P1" draw:layer="layout" svg:width="4.445cm" svg:height="1.673cm" svg:x="4.422cm" svg:y="3.222cm">
          <draw:text-box>
            <text:p>Piece 1 TTL 1</text:p>
            <text:p><text:s text:c="13"/><text:span text:style-name="T3">ACK</text:span></text:p>
          </draw:text-box>
        </draw:frame>
        <draw:custom-shape draw:style-name="gr25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1.725cm" svg:y1="3.222cm" svg:x2="13.312cm" svg:y2="5.127cm">
          <text:p/>
        </draw:line>
        <draw:frame draw:style-name="gr4" draw:text-style-name="P1" draw:layer="layout" svg:width="4.445cm" svg:height="1.673cm" svg:x="12.523cm" svg:y="3.222cm">
          <draw:text-box>
            <text:p>Piece 1 TTL 1</text:p>
            <text:p><text:s/><text:span text:style-name="T3">ACK</text:span></text:p>
          </draw:text-box>
        </draw:frame>
        <draw:custom-shape draw:style-name="gr28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custom-shape draw:style-name="gr30" draw:text-style-name="P2" draw:layer="layout" svg:width="4.127cm" svg:height="1.588cm" svg:x="12.36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25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25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126cm" svg:y1="13.922cm" svg:x2="10.713cm" svg:y2="15.827cm">
          <text:p/>
        </draw:line>
        <draw:frame draw:style-name="gr4" draw:text-style-name="P1" draw:layer="layout" svg:width="4.445cm" svg:height="1.673cm" svg:x="9.924cm" svg:y="13.922cm">
          <draw:text-box>
            <text:p>Piece 2 TTL 1</text:p>
            <text:p><text:s text:c="2"/><text:span text:style-name="T3">ACK</text:span></text:p>
          </draw:text-box>
        </draw:frame>
        <draw:custom-shape draw:style-name="gr28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681cm" svg:y1="17.732cm" svg:x2="17.681cm" svg:y2="19.637cm">
          <text:p/>
        </draw:line>
        <draw:frame draw:style-name="gr4" draw:text-style-name="P1" draw:layer="layout" svg:width="4.445cm" svg:height="1.673cm" svg:x="13.224cm" svg:y="17.922cm">
          <draw:text-box>
            <text:p text:style-name="P7">Piece 2 TTL 0</text:p>
            <text:p text:style-name="P7"><text:s text:c="14"/><text:span text:style-name="T3">ACK</text:span></text:p>
          </draw:text-box>
        </draw:frame>
        <draw:line draw:style-name="gr29" draw:text-style-name="P5" draw:layer="layout" svg:x1="11.957cm" svg:y1="17.732cm" svg:x2="11.957cm" svg:y2="19.637cm">
          <text:p/>
        </draw:line>
        <draw:frame draw:style-name="gr4" draw:text-style-name="P1" draw:layer="layout" svg:width="4.445cm" svg:height="1.673cm" svg:x="7.5cm" svg:y="17.822cm">
          <draw:text-box>
            <text:p>Piece 2 TTL 0</text:p>
            <text:p><text:s text:c="14"/><text:span text:style-name="T3">ACK</text:span></text:p>
          </draw:text-box>
        </draw:frame>
        <draw:frame draw:style-name="gr31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2" draw:text-style-name="P5" draw:layer="layout" svg:x1="6.52cm" svg:y1="16.022cm" svg:x2="8.425cm" svg:y2="14.117cm">
          <text:p/>
        </draw:line>
        <draw:frame draw:style-name="gr4" draw:text-style-name="P9" draw:layer="layout" svg:width="2.608cm" svg:height="0.962cm" svg:x="4.424cm" svg:y="14.522cm">
          <draw:text-box>
            <text:p text:style-name="P8">NACK</text:p>
          </draw:text-box>
        </draw:frame>
        <draw:line draw:style-name="gr33" draw:text-style-name="P5" draw:layer="layout" svg:x1="8.302cm" svg:y1="5.445cm" svg:x2="10.207cm" svg:y2="3.54cm">
          <text:p/>
        </draw:line>
        <draw:line draw:style-name="gr34" draw:text-style-name="P5" draw:layer="layout" svg:x1="13.065cm" svg:y1="5.445cm" svg:x2="11.477cm" svg:y2="3.54cm">
          <text:p/>
        </draw:line>
        <draw:line draw:style-name="gr35" draw:text-style-name="P5" draw:layer="layout" svg:x1="14.017cm" svg:y1="8.937cm" svg:x2="14.017cm" svg:y2="7.032cm">
          <text:p/>
        </draw:line>
        <draw:frame draw:style-name="gr4" draw:text-style-name="P9" draw:layer="layout" svg:width="2.05cm" svg:height="0.962cm" svg:x="12.295cm" svg:y="7.522cm">
          <draw:text-box>
            <text:p text:style-name="P8"><text:span text:style-name="T3">ACK</text:span></text:p>
          </draw:text-box>
        </draw:frame>
        <draw:line draw:style-name="gr35" draw:text-style-name="P5" draw:layer="layout" svg:x1="7.817cm" svg:y1="8.938cm" svg:x2="7.817cm" svg:y2="7.033cm">
          <text:p/>
        </draw:line>
        <draw:frame draw:style-name="gr4" draw:text-style-name="P9" draw:layer="layout" svg:width="2.05cm" svg:height="0.962cm" svg:x="7.795cm" svg:y="7.522cm">
          <draw:text-box>
            <text:p text:style-name="P8"><text:span text:style-name="T3">ACK</text:span></text:p>
          </draw:text-box>
        </draw:frame>
        <draw:connector draw:style-name="gr36" draw:text-style-name="P5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37" draw:text-style-name="P5" draw:layer="layout" svg:x1="10.207cm" svg:y1="15.922cm" svg:x2="8.637cm" svg:y2="14.135cm">
          <text:p/>
        </draw:line>
        <draw:connector draw:style-name="gr38" draw:text-style-name="P5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9" draw:layer="layout" svg:width="4.445cm" svg:height="0.962cm" svg:x="14.826cm" svg:y="13.822cm">
          <draw:text-box>
            <text:p text:style-name="P8"><text:span text:style-name="T3">ACK</text:span></text:p>
          </draw:text-box>
        </draw:frame>
        <draw:custom-shape draw:style-name="gr30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2.43cm" svg:y1="19.732cm" svg:x2="12.43cm" svg:y2="17.827cm">
          <text:p/>
        </draw:line>
        <draw:custom-shape draw:style-name="gr30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18.23cm" svg:y1="19.733cm" svg:x2="18.23cm" svg:y2="17.828cm">
          <text:p/>
        </draw:line>
      </draw:page>
      <draw:page draw:name="page6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etting file from AnonFS</text:span></text:p>
          </draw:text-box>
        </draw:frame>
      </draw:page>
      <draw:page draw:name="page7" draw:style-name="dp1" draw:master-page-name="Default">
        <draw:custom-shape draw:style-name="gr25" draw:text-style-name="P2" draw:layer="layout" svg:width="3.81cm" svg:height="1.587cm" svg:x="8.503cm" svg:y="1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1.587cm" svg:x="5.003cm" svg:y="5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421cm" svg:y1="2.922cm" svg:x2="7.516cm" svg:y2="4.827cm">
          <text:p/>
        </draw:line>
        <draw:frame draw:style-name="gr40" draw:text-style-name="P1" draw:layer="layout" svg:width="6.281cm" svg:height="2.384cm" svg:x="2.574cm" svg:y="2.922cm">
          <draw:text-box>
            <text:p>Get Piece 1 TTL 1</text:p>
            <text:p><text:s text:c="13"/><text:span text:style-name="T3">TimeOut</text:span></text:p>
          </draw:text-box>
        </draw:frame>
        <draw:custom-shape draw:style-name="gr25" draw:text-style-name="P2" draw:layer="layout" svg:width="3.81cm" svg:height="1.587cm" svg:x="11.961cm" svg:y="5.14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6.032cm" svg:height="2.384cm" svg:x="12.03cm" svg:y="2.922cm">
          <draw:text-box>
            <text:p>Req Piece 1 TTL 2</text:p>
            <text:p><text:s text:c="2"/><text:span text:style-name="T3">Recv Piece 1</text:span></text:p>
          </draw:text-box>
        </draw:frame>
        <draw:custom-shape draw:style-name="gr30" draw:text-style-name="P2" draw:layer="layout" svg:width="4.127cm" svg:height="1.588cm" svg:x="11.961cm" svg:y="8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4.157cm" svg:y1="6.732cm" svg:x2="14.157cm" svg:y2="8.637cm">
          <text:p/>
        </draw:line>
        <draw:frame draw:style-name="gr4" draw:text-style-name="P1" draw:layer="layout" svg:width="4.445cm" svg:height="0.962cm" svg:x="14.3cm" svg:y="7.122cm">
          <draw:text-box>
            <text:p>Piece 1 TTL 1</text:p>
          </draw:text-box>
        </draw:frame>
        <draw:custom-shape draw:style-name="gr41" draw:text-style-name="P2" draw:layer="layout" svg:width="4.227cm" svg:height="1.605cm" svg:x="11.93cm" svg:y="12.177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4.182cm" svg:y1="10.232cm" svg:x2="14.182cm" svg:y2="12.137cm">
          <text:p/>
        </draw:line>
        <draw:frame draw:style-name="gr4" draw:text-style-name="P1" draw:layer="layout" svg:width="4.445cm" svg:height="0.962cm" svg:x="14.325cm" svg:y="10.622cm">
          <draw:text-box>
            <text:p>Piece 1 TTL 0</text:p>
          </draw:text-box>
        </draw:frame>
        <draw:custom-shape draw:style-name="gr25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6.281cm" svg:height="1.673cm" svg:x="4.692cm" svg:y="17.757cm">
          <draw:text-box>
            <text:p>Req Piece 2 TTL 1</text:p>
            <text:p><text:span text:style-name="T3"><text:s text:c="9"/></text:span><text:span text:style-name="T3">Recv Piece 1</text:span></text:p>
          </draw:text-box>
        </draw:frame>
        <draw:custom-shape draw:style-name="gr25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4.649cm" svg:height="1.673cm" svg:x="6.193cm" svg:y="21.357cm">
          <draw:text-box>
            <text:p>Piece 2 TTL 0</text:p>
            <text:p><text:s text:c="14"/><text:span text:style-name="T3">ACK</text:span></text:p>
          </draw:text-box>
        </draw:frame>
        <draw:line draw:style-name="gr43" draw:text-style-name="P5" draw:layer="layout" svg:x1="10.942cm" svg:y1="21.032cm" svg:x2="10.942cm" svg:y2="23.255cm">
          <text:p/>
        </draw:line>
        <draw:line draw:style-name="gr44" draw:text-style-name="P5" draw:layer="layout" svg:x1="11.16cm" svg:y1="2.905cm" svg:x2="12.43cm" svg:y2="5.127cm">
          <text:p/>
        </draw:line>
        <draw:line draw:style-name="gr45" draw:text-style-name="P5" draw:layer="layout" svg:x1="12.747cm" svg:y1="5.127cm" svg:x2="11.477cm" svg:y2="2.905cm">
          <text:p/>
        </draw:line>
        <draw:line draw:style-name="gr35" draw:text-style-name="P5" draw:layer="layout" svg:x1="13.717cm" svg:y1="8.638cm" svg:x2="13.717cm" svg:y2="6.733cm">
          <text:p/>
        </draw:line>
        <draw:frame draw:style-name="gr4" draw:text-style-name="P9" draw:layer="layout" svg:width="2.05cm" svg:height="0.962cm" svg:x="11.995cm" svg:y="7.223cm">
          <draw:text-box>
            <text:p text:style-name="P8"><text:span text:style-name="T3">ACK</text:span></text:p>
          </draw:text-box>
        </draw:frame>
        <draw:line draw:style-name="gr35" draw:text-style-name="P5" draw:layer="layout" svg:x1="13.717cm" svg:y1="12.139cm" svg:x2="13.717cm" svg:y2="10.234cm">
          <text:p/>
        </draw:line>
        <draw:frame draw:style-name="gr4" draw:text-style-name="P9" draw:layer="layout" svg:width="2.05cm" svg:height="0.962cm" svg:x="11.995cm" svg:y="10.724cm">
          <draw:text-box>
            <text:p text:style-name="P8"><text:span text:style-name="T3">ACK</text:span></text:p>
          </draw:text-box>
        </draw:frame>
        <draw:line draw:style-name="gr29" draw:text-style-name="P5" draw:layer="layout" svg:x1="11.057cm" svg:y1="17.532cm" svg:x2="11.057cm" svg:y2="19.437cm">
          <text:p/>
        </draw:line>
        <draw:line draw:style-name="gr35" draw:text-style-name="P5" draw:layer="layout" svg:x1="10.617cm" svg:y1="19.438cm" svg:x2="10.617cm" svg:y2="17.533cm">
          <text:p/>
        </draw:line>
        <draw:line draw:style-name="gr35" draw:text-style-name="P5" draw:layer="layout" svg:x1="10.517cm" svg:y1="23.139cm" svg:x2="10.517cm" svg:y2="21.234cm">
          <text:p/>
        </draw:line>
      </draw:page>
      <draw:page draw:name="page8" draw:style-name="dp1" draw:master-page-name="Default">
        <draw:custom-shape draw:style-name="gr16" draw:text-style-name="P2" draw:layer="layout" svg:width="5.08cm" svg:height="7.303cm" svg:x="14.37cm" svg:y="2.753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2.06cm" svg:y="1.953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2.06cm" svg:y="3.453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2.06cm" svg:y="4.953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2.06cm" svg:y="6.453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2.06cm" svg:y="7.953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.032cm" svg:height="1.27cm" svg:x="2.06cm" svg:y="9.453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109cm" svg:height="2.222cm" svg:x="10.102cm" svg:y="4.852cm">
          <text:p text:style-name="P2">Piece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5" draw:layer="layout" svg:x1="12.377cm" svg:y1="6.081cm" svg:x2="14.282cm" svg:y2="6.081cm">
          <text:p/>
        </draw:line>
        <draw:line draw:style-name="gr22" draw:text-style-name="P5" draw:layer="layout" svg:x1="8.25cm" svg:y1="6.081cm" svg:x2="10.155cm" svg:y2="6.081cm">
          <text:p/>
        </draw:line>
        <draw:custom-shape draw:style-name="gr46" draw:text-style-name="P6" draw:layer="layout" svg:width="3.493cm" svg:height="3.175cm" svg:x="9.302cm" svg:y="8.621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7" draw:text-style-name="P5" draw:layer="layout" svg:x1="11.042cm" svg:y1="8.62cm" svg:x2="11.042cm" svg:y2="7.032cm">
          <text:p/>
        </draw:line>
        <draw:frame draw:style-name="gr48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9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48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eerInfo VS UserInfo</text:span></text:p>
          </draw:text-box>
        </draw:frame>
      </draw:page>
      <draw:page draw:name="page10" draw:style-name="dp1" draw:master-page-name="Default">
        <draw:custom-shape draw:style-name="gr50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3.175cm" svg:height="2.54cm" svg:x="7.157cm" svg:y="5.575cm">
          <text:p text:style-name="P3">Pieces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3.175cm" svg:height="2.54cm" svg:x="11.157cm" svg:y="5.575cm">
          <text:p text:style-name="P3">MetaData</text:p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6.35cm" svg:height="0.962cm" svg:x="7.692cm" svg:y="10.255cm">
          <draw:text-box>
            <text:p text:style-name="P3">AnonFS User Peer</text:p>
          </draw:text-box>
        </draw:frame>
        <draw:frame draw:style-name="gr53" draw:text-style-name="P11" draw:layer="layout" svg:width="3.492cm" svg:height="0.962cm" svg:x="7.34cm" svg:y="8.115cm">
          <draw:text-box>
            <text:p>Peer Info</text:p>
          </draw:text-box>
        </draw:frame>
        <draw:frame draw:style-name="gr53" draw:text-style-name="P11" draw:layer="layout" svg:width="3.493cm" svg:height="0.962cm" svg:x="11.267cm" svg:y="8.115cm">
          <draw:text-box>
            <text:p>User Info</text:p>
          </draw:text-box>
        </draw:frame>
        <draw:custom-shape draw:style-name="gr50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3.175cm" svg:height="2.54cm" svg:x="8.957cm" svg:y="14.074cm">
          <text:p text:style-name="P3">Pieces</text:p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53" draw:text-style-name="P11" draw:layer="layout" svg:width="3.492cm" svg:height="0.962cm" svg:x="9.14cm" svg:y="16.614cm">
          <draw:text-box>
            <text:p>Peer Info</text:p>
          </draw:text-box>
        </draw:frame>
      </draw:page>
      <draw:page draw:name="page11" draw:style-name="dp1" draw:master-page-name="Default">
        <draw:custom-shape draw:style-name="gr54" draw:text-style-name="P12" draw:layer="layout" svg:width="2.857cm" svg:height="2.54cm" svg:x="3.453cm" svg:y="9.185cm">
          <text:p text:style-name="P3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2.857cm" svg:height="2.54cm" svg:x="7.345cm" svg:y="9.185cm">
          <text:p text:style-name="P3"><text:span text:style-name="T4">Peer Asks</text:span></text:p>
          <text:p text:style-name="P3"><text:span text:style-name="T4">“</text:span><text:span text:style-name="T4">Bootstrap Peer” </text:span></text:p>
          <text:p text:style-name="P3"><text:span text:style-name="T4">For Other </text:span></text:p>
          <text:p text:style-name="P3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2.857cm" svg:height="2.54cm" svg:x="7.328cm" svg:y="5.375cm">
          <text:p text:style-name="P3"><text:span text:style-name="T4">Find Non</text:span></text:p>
          <text:p text:style-name="P3"><text:span text:style-name="T4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5" draw:layer="layout" svg:x1="7.662cm" svg:y1="7.597cm" svg:x2="7.662cm" svg:y2="9.502cm">
          <text:p/>
        </draw:line>
        <draw:line draw:style-name="gr56" draw:text-style-name="P5" draw:layer="layout" svg:x1="9.885cm" svg:y1="9.502cm" svg:x2="9.885cm" svg:y2="7.597cm">
          <text:p/>
        </draw:line>
        <draw:custom-shape draw:style-name="gr57" draw:text-style-name="P12" draw:layer="layout" svg:width="2.858cm" svg:height="2.54cm" svg:x="12.107cm" svg:y="5.057cm">
          <text:p text:style-name="P3"><text:span text:style-name="T4">Connect </text:span></text:p>
          <text:p text:style-name="P3"><text:span text:style-name="T4">To</text:span></text:p>
          <text:p text:style-name="P3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5" draw:layer="layout" svg:x1="9.885cm" svg:y1="5.692cm" svg:x2="12.107cm" svg:y2="5.692cm">
          <text:p/>
        </draw:line>
        <draw:line draw:style-name="gr59" draw:text-style-name="P5" draw:layer="layout" svg:x1="12.107cm" svg:y1="6.962cm" svg:x2="10.202cm" svg:y2="6.962cm">
          <text:p/>
        </draw:line>
        <draw:line draw:style-name="gr60" draw:text-style-name="P5" draw:layer="layout" svg:x1="6.392cm" svg:y1="10.455cm" svg:x2="7.345cm" svg:y2="10.455cm">
          <text:p/>
        </draw:line>
        <draw:line draw:style-name="gr61" draw:text-style-name="P5" draw:layer="layout" svg:x1="1.8cm" svg:y1="10.455cm" svg:x2="3.387cm" svg:y2="10.455cm">
          <text:p/>
        </draw:line>
        <draw:frame draw:style-name="gr62" draw:text-style-name="P14" draw:layer="layout" svg:width="1.587cm" svg:height="1.073cm" svg:x="1.8cm" svg:y="9.92cm">
          <draw:text-box>
            <text:p text:style-name="P13"><text:span text:style-name="T4">Start</text:span></text:p>
          </draw:text-box>
        </draw:frame>
        <draw:custom-shape draw:style-name="gr63" draw:text-style-name="P12" draw:layer="layout" svg:width="2.54cm" svg:height="2.223cm" svg:x="1.806cm" svg:y="17.147cm">
          <text:p text:style-name="P3"><text:span text:style-name="T4">Download</text:span></text:p>
          <text:p text:style-name="P3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5" draw:layer="layout" svg:x1="4.34cm" svg:y1="15.217cm" svg:x2="3.387cm" svg:y2="17.122cm">
          <text:p/>
        </draw:line>
        <draw:custom-shape draw:style-name="gr63" draw:text-style-name="P12" draw:layer="layout" svg:width="2.54cm" svg:height="2.223cm" svg:x="5.807cm" svg:y="17.147cm">
          <text:p text:style-name="P3"><text:span text:style-name="T4">Upload</text:span></text:p>
          <text:p text:style-name="P3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5" draw:layer="layout" svg:x1="5.292cm" svg:y1="15.535cm" svg:x2="6.245cm" svg:y2="17.322cm">
          <text:p/>
        </draw:line>
        <draw:custom-shape draw:style-name="gr63" draw:text-style-name="P12" xml:id="id4" draw:id="id4" draw:layer="layout" svg:width="2.54cm" svg:height="2.223cm" svg:x="3.706cm" svg:y="13.947cm">
          <text:p text:style-name="P3"><text:span text:style-name="T4">Ask User</text:span></text:p>
          <text:p text:style-name="P3"><text:span text:style-name="T4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4.975cm" svg:y1="11.725cm" svg:x2="4.975cm" svg:y2="13.947cm">
          <text:p/>
        </draw:line>
        <draw:line draw:style-name="gr67" draw:text-style-name="P5" draw:layer="layout" svg:x1="3.098cm" svg:y1="19.346cm" svg:x2="3.098cm" svg:y2="20.616cm">
          <text:p/>
        </draw:line>
        <draw:custom-shape draw:style-name="gr63" draw:text-style-name="P12" xml:id="id5" draw:id="id5" draw:layer="layout" svg:width="2.54cm" svg:height="2.223cm" svg:x="1.809cm" svg:y="20.648cm">
          <text:p text:style-name="P3"><text:span text:style-name="T4">Fetch File</text:span></text:p>
          <text:p text:style-name="P3"><text:span text:style-name="T4">From</text:span></text:p>
          <text:p text:style-name="P3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2.54cm" svg:height="2.223cm" svg:x="12.509cm" svg:y="20.647cm">
          <text:p text:style-name="P3"><text:span text:style-name="T4">Select Finite</text:span></text:p>
          <text:p text:style-name="P3"><text:span text:style-name="T4">Connected</text:span></text:p>
          <text:p text:style-name="P3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2.54cm" svg:height="2.223cm" svg:x="16.01cm" svg:y="20.647cm">
          <text:p text:style-name="P3"><text:span text:style-name="T4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5" draw:layer="layout" svg:x1="14.742cm" svg:y1="20.932cm" svg:x2="16.33cm" svg:y2="20.932cm">
          <text:p/>
        </draw:line>
        <draw:line draw:style-name="gr69" draw:text-style-name="P5" draw:layer="layout" svg:x1="16.33cm" svg:y1="22.52cm" svg:x2="14.742cm" svg:y2="22.52cm">
          <text:p/>
        </draw:line>
        <draw:line draw:style-name="gr70" draw:text-style-name="P5" draw:layer="layout" svg:x1="10.932cm" svg:y1="20.932cm" svg:x2="12.837cm" svg:y2="20.932cm">
          <text:p/>
        </draw:line>
        <draw:custom-shape draw:style-name="gr63" draw:text-style-name="P12" xml:id="id3" draw:id="id3" draw:layer="layout" svg:width="2.54cm" svg:height="2.223cm" svg:x="8.909cm" svg:y="20.647cm">
          <text:p text:style-name="P3"><text:span text:style-name="T4">Distribute File</text:span></text:p>
          <text:p text:style-name="P3"><text:span text:style-name="T4">Into</text:span></text:p>
          <text:p text:style-name="P3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5" draw:layer="layout" svg:x1="12.837cm" svg:y1="22.52cm" svg:x2="11.25cm" svg:y2="22.52cm">
          <text:p/>
        </draw:line>
        <draw:line draw:style-name="gr67" draw:text-style-name="P5" draw:layer="layout" svg:x1="7.097cm" svg:y1="19.345cm" svg:x2="9.42cm" svg:y2="20.932cm">
          <text:p/>
        </draw:line>
        <draw:connector draw:style-name="gr72" draw:text-style-name="P5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63" draw:text-style-name="P12" draw:layer="layout" svg:width="2.54cm" svg:height="2.223cm" svg:x="5.21cm" svg:y="20.648cm">
          <text:p text:style-name="P3"><text:span text:style-name="T4">Ask</text:span></text:p>
          <text:p text:style-name="P3"><text:span text:style-name="T4">Connected</text:span></text:p>
          <text:p text:style-name="P3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2.54cm" svg:height="2.223cm" svg:x="3.187cm" svg:y="24.207cm">
          <text:p text:style-name="P3"><text:span text:style-name="T4">Increase </text:span></text:p>
          <text:p text:style-name="P3"><text:span text:style-name="T4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4.657cm" svg:y1="24.107cm" svg:x2="5.61cm" svg:y2="22.52cm">
          <text:p/>
        </draw:line>
        <draw:line draw:style-name="gr74" draw:text-style-name="P5" draw:layer="layout" svg:x1="6.245cm" svg:y1="22.837cm" svg:x2="5.292cm" svg:y2="24.425cm">
          <text:p/>
        </draw:line>
        <draw:line draw:style-name="gr75" draw:text-style-name="P5" draw:layer="layout" svg:x1="4.34cm" svg:y1="21.25cm" svg:x2="5.292cm" svg:y2="21.25cm">
          <text:p/>
        </draw:line>
        <draw:line draw:style-name="gr76" draw:text-style-name="P5" draw:layer="layout" svg:x1="5.292cm" svg:y1="22.202cm" svg:x2="4.34cm" svg:y2="22.202cm">
          <text:p/>
        </draw:line>
        <draw:connector draw:style-name="gr77" draw:text-style-name="P5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line draw:style-name="gr78" draw:text-style-name="P5" draw:layer="layout" svg:x1="4.81cm" svg:y1="9.185cm" svg:x2="4.81cm" svg:y2="7.597cm">
          <text:p/>
        </draw:line>
        <draw:custom-shape draw:style-name="gr54" draw:text-style-name="P12" draw:layer="layout" svg:width="2.857cm" svg:height="2.54cm" svg:x="3.453cm" svg:y="4.986cm">
          <text:p text:style-name="P3"><text:span text:style-name="T4">Accept Peer</text:span></text:p>
          <text:p text:style-name="P3"><text:span text:style-name="T4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2.857cm" svg:height="2.54cm" svg:x="1.7cm" svg:y="1.565cm">
          <text:p text:style-name="P3"><text:span text:style-name="T4">Create</text:span></text:p>
          <text:p text:style-name="P3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4.492cm" svg:y1="5.057cm" svg:x2="3.857cm" svg:y2="4.105cm">
          <text:p/>
        </draw:line>
        <draw:line draw:style-name="gr80" draw:text-style-name="P5" draw:layer="layout" svg:x1="4.492cm" svg:y1="2.835cm" svg:x2="5.445cm" svg:y2="2.835cm">
          <text:p/>
        </draw:line>
        <draw:line draw:style-name="gr81" draw:text-style-name="P5" draw:layer="layout" svg:x1="6.715cm" svg:y1="3.787cm" svg:x2="5.762cm" svg:y2="5.057cm">
          <text:p/>
        </draw:line>
        <draw:custom-shape draw:style-name="gr54" draw:text-style-name="P12" draw:layer="layout" svg:width="2.857cm" svg:height="2.54cm" svg:x="5.5cm" svg:y="1.567cm">
          <text:p text:style-name="P3"><text:span text:style-name="T4">Send</text:span></text:p>
          <text:p text:style-name="P3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1-07-16T02:45:09.501566711</dc:date>
    <meta:editing-duration>PT1H46M22S</meta:editing-duration>
    <meta:editing-cycles>8</meta:editing-cycles>
    <meta:generator>LibreOffice/7.1.4.2$Linux_X86_64 LibreOffice_project/10$Build-2</meta:generator>
    <meta:document-statistic meta:object-count="18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